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ed53" officeooo:paragraph-rsid="00025b2d" style:language-asian="zxx" style:country-asian="none" style:language-complex="zxx" style:country-complex="none"/>
    </style:style>
    <style:style style:name="T1" style:family="text">
      <style:text-properties officeooo:rsid="00022bf7"/>
    </style:style>
    <style:style style:name="T2" style:family="text">
      <style:text-properties officeooo:rsid="00025b2d"/>
    </style:style>
    <style:style style:name="T3" style:family="text">
      <style:text-properties officeooo:rsid="00075b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roject had to be completed within a very short time-frame, therefore I prioritized features and functionality over everything else in order to create a minimally viable product before the deadline. <text:s/>I realize that there are many user interface issues and many instances of sub-optimal code (inefficient <text:span text:style-name="T2">database</text:span> <text:span text:style-name="T2">algorithms</text:span> <text:span text:style-name="T2">and</text:span> redundant or just generally messy <text:span text:style-name="T2">code</text:span>) in this project. <text:s/><text:span text:style-name="T3">The project is still very much a work in progress and I am currently working on improving these thin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9:07:12.102000000</meta:creation-date>
    <meta:editing-duration>PT7M8S</meta:editing-duration>
    <meta:editing-cycles>8</meta:editing-cycles>
    <meta:generator>LibreOffice/4.4.5.2$Windows_x86 LibreOffice_project/a22f674fd25a3b6f45bdebf25400ed2adff0ff99</meta:generator>
    <dc:title>Default</dc:title>
    <dc:date>2016-03-12T19:14:22.756000000</dc:date>
    <meta:document-statistic meta:table-count="0" meta:image-count="0" meta:object-count="0" meta:page-count="1" meta:paragraph-count="1" meta:word-count="78" meta:character-count="494" meta:non-whitespace-character-count="415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AppData/Roaming/LibreOffice/4/user/template/Default.ott" meta:date="2016-03-12T19:07:11.844000000"/>
  </office:meta>
</office:document-meta>
</file>